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0.01mm" svg:height="105.98mm" svg:x="169.62mm" svg:y="5.05mm">
            <loext:p draw:notify-on-update-of-ranges="Лист1.A1:Лист1.A1 Лист1.A2:Лист1.A14 Лист1.D1:Лист1.D1 Лист1.D2:Лист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длина конвейера</text:p>
          </table:table-cell>
          <table:table-cell office:value-type="string" calcext:value-type="string">
            <text:p>кол-во операций синхронного</text:p>
          </table:table-cell>
          <table:table-cell table:style-name="ce2" office:value-type="string" calcext:value-type="string">
            <text:p>кол-во операций асинхронного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02" calcext:value-type="float">
            <text:p>6602</text:p>
          </table:table-cell>
          <table:table-cell office:value-type="float" office:value="1051" calcext:value-type="float">
            <text:p>1051</text:p>
          </table:table-cell>
          <table:table-cell table:formula="of:=[.C2]/[.B2]" office:value-type="float" office:value="0.159194183580733" calcext:value-type="float">
            <text:p>0,1591941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59" calcext:value-type="float">
            <text:p>6759</text:p>
          </table:table-cell>
          <table:table-cell office:value-type="float" office:value="1100" calcext:value-type="float">
            <text:p>1100</text:p>
          </table:table-cell>
          <table:table-cell table:formula="of:=[.C3]/[.B3]" office:value-type="float" office:value="0.162745968338512" calcext:value-type="float">
            <text:p>0,16274596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66" calcext:value-type="float">
            <text:p>6866</text:p>
          </table:table-cell>
          <table:table-cell office:value-type="float" office:value="1157" calcext:value-type="float">
            <text:p>1157</text:p>
          </table:table-cell>
          <table:table-cell table:formula="of:=[.C4]/[.B4]" office:value-type="float" office:value="0.168511505971454" calcext:value-type="float">
            <text:p>0,168511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98" calcext:value-type="float">
            <text:p>6898</text:p>
          </table:table-cell>
          <table:table-cell office:value-type="float" office:value="1201" calcext:value-type="float">
            <text:p>1201</text:p>
          </table:table-cell>
          <table:table-cell table:formula="of:=[.C5]/[.B5]" office:value-type="float" office:value="0.174108437228182" calcext:value-type="float">
            <text:p>0,17410843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19" calcext:value-type="float">
            <text:p>6919</text:p>
          </table:table-cell>
          <table:table-cell office:value-type="float" office:value="1260" calcext:value-type="float">
            <text:p>1260</text:p>
          </table:table-cell>
          <table:table-cell table:formula="of:=[.C6]/[.B6]" office:value-type="float" office:value="0.18210724093077" calcext:value-type="float">
            <text:p>0,18210724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65" calcext:value-type="float">
            <text:p>6965</text:p>
          </table:table-cell>
          <table:table-cell office:value-type="float" office:value="1307" calcext:value-type="float">
            <text:p>1307</text:p>
          </table:table-cell>
          <table:table-cell table:formula="of:=[.C7]/[.B7]" office:value-type="float" office:value="0.187652548456569" calcext:value-type="float">
            <text:p>0,1876525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19" calcext:value-type="float">
            <text:p>7019</text:p>
          </table:table-cell>
          <table:table-cell office:value-type="float" office:value="1366" calcext:value-type="float">
            <text:p>1366</text:p>
          </table:table-cell>
          <table:table-cell table:formula="of:=[.C8]/[.B8]" office:value-type="float" office:value="0.194614617466876" calcext:value-type="float">
            <text:p>0,1946146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58" calcext:value-type="float">
            <text:p>7058</text:p>
          </table:table-cell>
          <table:table-cell office:value-type="float" office:value="1411" calcext:value-type="float">
            <text:p>1411</text:p>
          </table:table-cell>
          <table:table-cell table:formula="of:=[.C9]/[.B9]" office:value-type="float" office:value="0.199914990082176" calcext:value-type="float">
            <text:p>0,1999149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61" calcext:value-type="float">
            <text:p>7061</text:p>
          </table:table-cell>
          <table:table-cell office:value-type="float" office:value="1463" calcext:value-type="float">
            <text:p>1463</text:p>
          </table:table-cell>
          <table:table-cell table:formula="of:=[.C10]/[.B10]" office:value-type="float" office:value="0.207194448378417" calcext:value-type="float">
            <text:p>0,2071944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19" calcext:value-type="float">
            <text:p>7119</text:p>
          </table:table-cell>
          <table:table-cell office:value-type="float" office:value="1523" calcext:value-type="float">
            <text:p>1523</text:p>
          </table:table-cell>
          <table:table-cell table:formula="of:=[.C11]/[.B11]" office:value-type="float" office:value="0.21393454136817" calcext:value-type="float">
            <text:p>0,2139345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36" calcext:value-type="float">
            <text:p>7436</text:p>
          </table:table-cell>
          <table:table-cell office:value-type="float" office:value="2032" calcext:value-type="float">
            <text:p>2032</text:p>
          </table:table-cell>
          <table:table-cell table:formula="of:=[.C12]/[.B12]" office:value-type="float" office:value="0.273265196342119" calcext:value-type="float">
            <text:p>0,27326519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97" calcext:value-type="float">
            <text:p>8097</text:p>
          </table:table-cell>
          <table:table-cell office:value-type="float" office:value="3083" calcext:value-type="float">
            <text:p>3083</text:p>
          </table:table-cell>
          <table:table-cell table:formula="of:=[.C13]/[.B13]" office:value-type="float" office:value="0.380758305545264" calcext:value-type="float">
            <text:p>0,38075830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369" calcext:value-type="float">
            <text:p>9369</text:p>
          </table:table-cell>
          <table:table-cell office:value-type="float" office:value="5213" calcext:value-type="float">
            <text:p>5213</text:p>
          </table:table-cell>
          <table:table-cell table:formula="of:=[.C14]/[.B14]" office:value-type="float" office:value="0.556409435371971" calcext:value-type="float">
            <text:p>0,5564094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32:50.905658429</meta:creation-date>
    <dc:date>2018-03-04T18:52:18.474215089</dc:date>
    <meta:editing-duration>PT8M57S</meta:editing-duration>
    <meta:editing-cycles>1</meta:editing-cycles>
    <meta:document-statistic meta:table-count="1" meta:cell-count="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0.599cm" xlink:href=".." xlink:type="simple" chart:class="chart:scatter" chart:style-name="ch1">
        <chart:plot-area chart:style-name="ch2" table:cell-range-address="Лист1.A1:Лист1.A14 Лист1.D1:Лист1.D14" chart:data-source-has-labels="row" svg:x="1.331cm" svg:y="0.211cm" svg:width="14.351cm" svg:height="9.196cm">
          <chartooo:coordinate-region svg:x="2.058cm" svg:y="0.411cm" svg:width="13.344cm" svg:height="8.349cm"/>
          <chart:axis chart:dimension="x" chart:name="primary-x" chart:style-name="ch3">
            <chart:title svg:x="7.152cm" svg:y="9.618cm" chart:style-name="ch4">
              <text:p>Длина конвейера</text:p>
            </chart:title>
          </chart:axis>
          <chart:axis chart:dimension="y" chart:name="primary-y" chart:style-name="ch5">
            <chart:title svg:x="0.451cm" svg:y="5.131cm" chart:style-name="ch6">
              <text:p>А/С</text:p>
            </chart:title>
            <chart:grid chart:style-name="ch7" chart:class="major"/>
          </chart:axis>
          <chart:series chart:style-name="ch8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тношение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Лист1.A2:Лист1.A14</svg:desc>
                </draw:g>
              </table:table-cell>
              <table:table-cell office:value-type="float" office:value="0.159194183580733">
                <text:p>0.159194183580733</text:p>
                <draw:g>
                  <svg:desc>Лист1.D2:Лист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2745968338512">
                <text:p>0.162745968338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8511505971454">
                <text:p>0.168511505971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74108437228182">
                <text:p>0.17410843722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18210724093077">
                <text:p>0.18210724093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187652548456569">
                <text:p>0.187652548456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194614617466876">
                <text:p>0.194614617466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199914990082176">
                <text:p>0.199914990082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207194448378417">
                <text:p>0.207194448378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1393454136817">
                <text:p>0.21393454136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73265196342119">
                <text:p>0.273265196342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380758305545264">
                <text:p>0.380758305545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556409435371971">
                <text:p>0.556409435371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